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99" draw:textarea-horizontal-align="center" draw:textarea-vertical-align="middle"/>
    </style:style>
    <style:style style:name="gr2" style:family="graphic" style:parent-style-name="standard">
      <style:graphic-properties draw:stroke="none" draw:fill="solid" draw:fill-color="#ccccff" draw:textarea-horizontal-align="justify" draw:textarea-vertical-align="middle" draw:auto-grow-height="fals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26pt"/>
    </style:style>
    <style:style style:name="P3" style:family="paragraph">
      <style:paragraph-properties fo:margin-left="0cm" fo:margin-right="0cm" fo:text-align="center" fo:text-indent="0cm"/>
      <style:text-properties fo:font-size="28pt" fo:font-weight="bold"/>
    </style:style>
    <style:style style:name="T1" style:family="text">
      <style:text-properties fo:font-size="26pt"/>
    </style:style>
    <style:style style:name="T2" style:family="text">
      <style:text-properties fo:font-size="28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Výchozí">
        <office:forms form:automatic-focus="false" form:apply-design-mode="false"/>
        <draw:rect draw:style-name="gr1" draw:text-style-name="P2" draw:layer="layout" svg:width="6.5cm" svg:height="2.29cm" svg:x="7.25cm" svg:y="1.2cm">
          <text:p text:style-name="P1"><text:span text:style-name="T1">WEB</text:span></text:p>
        </draw:rect>
        <draw:rect draw:style-name="gr1" draw:text-style-name="P2" draw:layer="layout" svg:width="6.5cm" svg:height="2.29cm" svg:x="7.25cm" svg:y="7.147cm">
          <text:p text:style-name="P1"><text:span text:style-name="T1">TEXT</text:span></text:p>
        </draw:rect>
        <draw:rect draw:style-name="gr1" draw:text-style-name="P2" draw:layer="layout" svg:width="6.5cm" svg:height="3cm" svg:x="7.25cm" svg:y="13.094cm">
          <text:p text:style-name="P1"><text:span text:style-name="T1">Lingvistické</text:span></text:p>
          <text:p text:style-name="P1"><text:span text:style-name="T1">stromy</text:span></text:p>
        </draw:rect>
        <draw:rect draw:style-name="gr1" draw:text-style-name="P2" draw:layer="layout" svg:width="6.5cm" svg:height="3cm" svg:x="7.25cm" svg:y="19.75cm">
          <text:p text:style-name="P1"><text:span text:style-name="T1">Surová</text:span></text:p>
          <text:p text:style-name="P1"><text:span text:style-name="T1">data</text:span></text:p>
        </draw:rect>
        <draw:rect draw:style-name="gr1" draw:text-style-name="P2" draw:layer="layout" svg:width="6.5cm" svg:height="2.29cm" svg:x="7.25cm" svg:y="26.411cm">
          <text:p text:style-name="P1"><text:span text:style-name="T1">Otologie</text:span></text:p>
        </draw:rect>
        <draw:custom-shape draw:style-name="gr2" draw:text-style-name="P3" draw:layer="layout" svg:width="2.279cm" svg:height="2.793cm" svg:x="9.361cm" svg:y="3.922cm">
          <text:p text:style-name="P1"><text:span text:style-name="T2">1) Příprava vstupních dat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3" draw:layer="layout" svg:width="2.279cm" svg:height="2.793cm" svg:x="9.361cm" svg:y="9.869cm">
          <text:p text:style-name="P1"><text:span text:style-name="T2">2) Lingvistická anotace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3" draw:layer="layout" svg:width="2.279cm" svg:height="2.793cm" svg:x="9.361cm" svg:y="16.526cm">
          <text:p text:style-name="P1"><text:span text:style-name="T2">3) Extrakce dat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3" draw:layer="layout" svg:width="2.279cm" svg:height="2.793cm" svg:x="9.361cm" svg:y="23.183cm">
          <text:p text:style-name="P1"><text:span text:style-name="T2">4) Formální reprezentace dat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cs" fo:country="CZ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Výchozí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Win32 OpenOffice.org_project/680m18$Build-9161</meta:generator>
    <meta:creation-date>2007-07-21T15:07:10</meta:creation-date>
    <dc:date>2007-07-21T16:43:05</dc:date>
    <dc:language>cs-CZ</dc:language>
    <meta:editing-cycles>4</meta:editing-cycles>
    <meta:editing-duration>PT10M22S</meta:editing-duration>
    <meta:user-defined meta:name="Info 1"/>
    <meta:user-defined meta:name="Info 2"/>
    <meta:user-defined meta:name="Info 3"/>
    <meta:user-defined meta:name="Info 4"/>
    <meta:document-statistic meta:object-count="9"/>
  </office:meta>
</office:document-meta>
</file>